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54f6" officeooo:paragraph-rsid="001c54f6" style:font-size-asian="16pt" style:font-size-complex="16pt"/>
    </style:style>
    <style:style style:name="P2" style:family="paragraph" style:parent-style-name="Standard">
      <style:text-properties fo:font-size="16pt" officeooo:rsid="001d3883" officeooo:paragraph-rsid="001d388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c54f6" officeooo:paragraph-rsid="001c54f6" style:font-size-asian="26pt" style:font-size-complex="26pt"/>
    </style:style>
    <style:style style:name="P4" style:family="paragraph" style:parent-style-name="Standard">
      <style:paragraph-properties fo:margin-top="0.101cm" fo:margin-bottom="0.101cm" loext:contextual-spacing="false" fo:line-height="115%"/>
      <style:text-properties fo:font-size="16pt" officeooo:rsid="001c54f6" officeooo:paragraph-rsid="001c54f6" style:font-size-asian="16pt" style:font-size-complex="16pt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d3883"/>
    </style:style>
    <style:style style:name="T1" style:family="text">
      <style:text-properties style:text-position="super 58%" fo:font-size="16pt" fo:font-weight="bold" officeooo:rsid="001c54f6" style:font-size-asian="16pt" style:font-weight-asian="bold" style:font-size-complex="16pt" style:font-weight-complex="bold"/>
    </style:style>
    <style:style style:name="T2" style:family="text">
      <style:text-properties officeooo:rsid="001d3883"/>
    </style:style>
    <style:style style:name="T3" style:family="text">
      <style:text-properties fo:font-size="16pt" officeooo:rsid="001c54f6" style:font-size-asian="16pt" style:font-size-complex="16pt"/>
    </style:style>
    <style:style style:name="T4" style:family="text">
      <style:text-properties fo:font-size="16pt" officeooo:rsid="001d3883" style:font-size-asian="16pt" style:font-size-complex="16pt"/>
    </style:style>
    <style:style style:name="T5" style:family="text">
      <style:text-properties fo:font-size="16pt" fo:font-weight="bold" officeooo:rsid="001d388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c54f6" style:font-size-asian="16pt" style:font-weight-asian="bold" style:font-size-complex="16pt" style:font-weight-complex="bold"/>
    </style:style>
    <style:style style:name="T7" style:family="text">
      <style:text-properties fo:font-size="16pt" fo:font-weight="normal" officeooo:rsid="001c54f6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whomsoever it may concern</text:p>
      <text:p text:style-name="P1"/>
      <text:p text:style-name="P5"><text:span text:style-name="T3"><text:tab/></text:span></text:p>
      <text:p text:style-name="P5"><text:span text:style-name="T3"><text:tab/>This is to certify that </text:span><text:span text:style-name="T5">Mr.</text:span><text:span text:style-name="T6"> Gautam Ravindra Dange </text:span><text:span text:style-name="T7">son of </text:span><text:span text:style-name="T5">Mr</text:span><text:span text:style-name="T6">. Ravindra Rajaram Dange </text:span><text:span text:style-name="T3">residing at 4</text:span><text:span text:style-name="T6">5, Bhavani Peth, Satara, Maharashtra, India</text:span><text:span text:style-name="T3"> And</text:span><text:span text:style-name="T6"> </text:span><text:span text:style-name="T5">Ms.</text:span><text:span text:style-name="T4"> </text:span><text:span text:style-name="T6">Nilambari Suresh Mahajan </text:span><text:span text:style-name="T7">daughter of</text:span><text:span text:style-name="T6"> </text:span><text:span text:style-name="T5">Mr. </text:span><text:span text:style-name="T6">Suresh Muralidhar Mahajan </text:span><text:span text:style-name="T7">residing at</text:span><text:span text:style-name="T6"> Flat no. 103, Rachana Park, Sai city, Kopargaon, Maharashtra, India</text:span><text:span text:style-name="T3"> have got married on </text:span><text:span text:style-name="T6">22</text:span><text:span text:style-name="T1">nd</text:span><text:span text:style-name="T6"> May 2022 </text:span><text:span text:style-name="T7">at</text:span><text:span text:style-name="T6"> Daivadnya sanskrutik bhavan, Samarth Mandir, Satara, Maharashtra, India. </text:span><text:span text:style-name="T3">I, </text:span><text:span text:style-name="T6">Dilip Madhavrao Aphale <text:s/>(Guruji) </text:span><text:span text:style-name="T3">was the main Pandit who carried out all the <text:s/>marriage rituals including </text:span><text:span text:style-name="T6">Shrimant Poojan, Vyahi Bhet, Kanya daan, Saptpadi, </text:span><text:span text:style-name="T5">Z</text:span><text:span text:style-name="T6">aal and Lagn. </text:span></text:p>
      <text:p text:style-name="P4"/>
      <text:p text:style-name="P1"/>
      <text:p text:style-name="P1"/>
      <text:p text:style-name="P1">Signature of Pandit</text:p>
      <text:p text:style-name="P1"/>
      <text:p text:style-name="P1"/>
      <text:p text:style-name="P2">Shri. Dilip Madhavrao Aphale</text:p>
      <text:p text:style-name="P2">271, Yadogopal Peth,</text:p>
      <text:p text:style-name="P2">Vimal Vihar F-6,</text:p>
      <text:p text:style-name="P2">Oppo. Gol Maruti Mandir,</text:p>
      <text:p text:style-name="P2">Satara 415002</text:p>
      <text:p text:style-name="P2">Aadhar Card : 4046 0422 4679</text:p>
      <text:p text:style-name="P2">Phone : +91 98908 82503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0:12.386037028</meta:creation-date>
    <dc:date>2022-06-10T10:49:02.158794891</dc:date>
    <meta:editing-duration>PT8M16S</meta:editing-duration>
    <meta:editing-cycles>1</meta:editing-cycles>
    <meta:document-statistic meta:table-count="0" meta:image-count="0" meta:object-count="0" meta:page-count="1" meta:paragraph-count="11" meta:word-count="124" meta:character-count="781" meta:non-whitespace-character-count="662"/>
    <meta:generator>LibreOffice/6.4.7.2$Linux_X86_64 LibreOffice_project/40$Build-2</meta:generator>
  </office:meta>
</office:document-meta>
</file>